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text-align="center" style:justify-single-word="false"/>
      <style:text-properties fo:font-size="15pt" fo:font-weight="bold" officeooo:rsid="00007a5e" officeooo:paragraph-rsid="00007a5e" style:font-size-asian="15pt" style:font-weight-asian="bold" style:font-size-complex="15pt" style:font-weight-complex="bold"/>
    </style:style>
    <style:style style:name="P2" style:family="paragraph" style:parent-style-name="Text_20_body">
      <style:paragraph-properties fo:text-align="center" style:justify-single-word="false"/>
      <style:text-properties fo:font-size="15pt" fo:font-weight="bold" officeooo:rsid="00007a5e" officeooo:paragraph-rsid="00007a5e" style:font-size-asian="15pt" style:font-weight-asian="bold" style:font-size-complex="15pt" style:font-weight-complex="bold"/>
    </style:style>
    <style:style style:name="T1" style:family="text">
      <style:text-properties officeooo:rsid="00023b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Rapport de la séance du lundi 30 septembre</text:h>
      <text:p text:style-name="Text_20_body">Lors de cette séance, nous avions pour objectif de présenter un exposé oral sur un sujet qui nous passionne. Cet exercice visait à améliorer nos compétences de communication, à structurer notre discours. En plus de simplement partager notre passion, il fallait aussi argumenter de manière à susciter l'envie chez les autres <text:span text:style-name="T1">de pratiquer cette activité.</text:span></text:p>
      <text:p text:style-name="Text_20_body">J'ai choisi de parler des pompiers, une passion qui me tient à cœur depuis longtemps. J'ai commencé par expliquer ce qu'est réellement le métier de pompier, en soulignant l'importance des compétences nécessaires pour exercer cette profession : le courage, la discipline, la gestion du stress, et surtout, l'esprit d'équipe. J'ai détaillé le travail exigeants, tout en expliquant que ce métier ne se limite pas seulement à intervenir lors d’incendies. Les pompiers sont également formés pour répondre à de nombreuses autres situations d’urgence, telles que les accidents de la route <text:span text:style-name="T1">ou le secours a personne qui est dans 80 % des cas </text:span>. </text:p>
      <text:p text:style-name="Text_20_body">Cependant, mon discours ne se limitait pas à une simple description du métier. Mon objectif était aussi d'expliquer pourquoi cela pourrait inspirer d'autres personnes. En mettant en avant les valeurs que cette passion m'a <text:span text:style-name="T1">appris</text:span>, telles que l'esprit d'équipe, la solidarité, la rigueur, et le sang-froid dans les moments critiques <text:span text:style-name="T1">comme pour exemple lors <text:s/>d’un arrêt cardiaque</text:span>, j'ai montré en quoi le fait de devenir pompier peut être enrichissant.</text:p>
      <text:p text:style-name="Text_20_body">Enfin, cet exercice m'a permis de structurer mon argumentation pour convaincre les autres de l'importance de s'investir dans une cause qui apporte non seulement un épanouissement personnel, mais aussi un impact positif sur la société.</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4:57:11.147896240</meta:creation-date>
    <dc:date>2024-10-03T15:15:05.907892163</dc:date>
    <meta:editing-duration>PT6M30S</meta:editing-duration>
    <meta:editing-cycles>1</meta:editing-cycles>
    <meta:document-statistic meta:table-count="0" meta:image-count="0" meta:object-count="0" meta:page-count="1" meta:paragraph-count="5" meta:word-count="269" meta:character-count="1711" meta:non-whitespace-character-count="1445"/>
    <meta:generator>LibreOffice/24.2.5.2$Linux_X86_64 LibreOffice_project/420$Build-2</meta:generator>
  </office:meta>
</office:document-meta>
</file>